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nux Libertine Mono O" svg:font-family="'Linux Libertine Mono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1dedc0" officeooo:paragraph-rsid="001dedc0"/>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1e3abb" officeooo:paragraph-rsid="001e3abb"/>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1e3abb" officeooo:paragraph-rsid="001e3abb"/>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1e3abb" officeooo:paragraph-rsid="001f26ee"/>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1f26ee" officeooo:paragraph-rsid="001f26ee"/>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1f26ee" officeooo:paragraph-rsid="001f26ee"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1f26ee" officeooo:paragraph-rsid="001f4e2d" style:font-weight-asian="bold" style:font-weight-complex="bold"/>
    </style:style>
    <style:style style:name="P8" style:family="paragraph" style:parent-style-name="Standard">
      <style:paragraph-properties fo:text-align="center" style:justify-single-word="false"/>
      <style:text-properties style:text-underline-style="solid" style:text-underline-width="auto" style:text-underline-color="font-color" officeooo:rsid="00204729" officeooo:paragraph-rsid="00204729"/>
    </style:style>
    <style:style style:name="P9" style:family="paragraph" style:parent-style-name="Standard">
      <style:paragraph-properties fo:text-align="center" style:justify-single-word="false"/>
      <style:text-properties style:text-underline-style="solid" style:text-underline-width="auto" style:text-underline-color="font-color" officeooo:rsid="0024bb65" officeooo:paragraph-rsid="0024bb65"/>
    </style:style>
    <style:style style:name="P10" style:family="paragraph" style:parent-style-name="Standard">
      <style:paragraph-properties fo:text-align="start" style:justify-single-word="false"/>
      <style:text-properties style:text-underline-style="solid" style:text-underline-width="auto" style:text-underline-color="font-color" officeooo:rsid="0024bb65" officeooo:paragraph-rsid="0024bb65"/>
    </style:style>
    <style:style style:name="P11" style:family="paragraph" style:parent-style-name="Standard">
      <style:paragraph-properties fo:text-align="start" style:justify-single-word="false"/>
      <style:text-properties style:text-underline-style="none" officeooo:rsid="001dedc0" officeooo:paragraph-rsid="001dedc0"/>
    </style:style>
    <style:style style:name="P12" style:family="paragraph" style:parent-style-name="Standard">
      <style:paragraph-properties fo:text-align="start" style:justify-single-word="false"/>
      <style:text-properties style:text-underline-style="none" officeooo:rsid="001dedc0" officeooo:paragraph-rsid="001e3abb"/>
    </style:style>
    <style:style style:name="P13" style:family="paragraph" style:parent-style-name="Standard">
      <style:paragraph-properties fo:text-align="start" style:justify-single-word="false"/>
      <style:text-properties style:text-underline-style="none" officeooo:rsid="001dedc0" officeooo:paragraph-rsid="0020e088"/>
    </style:style>
    <style:style style:name="P14" style:family="paragraph" style:parent-style-name="Standard">
      <style:paragraph-properties fo:text-align="start" style:justify-single-word="false"/>
      <style:text-properties style:text-underline-style="none" fo:font-weight="bold" officeooo:rsid="00204729" officeooo:paragraph-rsid="00204729" style:font-weight-asian="bold" style:font-weight-complex="bold"/>
    </style:style>
    <style:style style:name="P15" style:family="paragraph" style:parent-style-name="Standard">
      <style:paragraph-properties fo:text-align="start" style:justify-single-word="false"/>
      <style:text-properties style:text-underline-style="none" fo:font-weight="bold" officeooo:rsid="0020e088" officeooo:paragraph-rsid="0020e088" style:font-weight-asian="bold" style:font-weight-complex="bold"/>
    </style:style>
    <style:style style:name="P16" style:family="paragraph" style:parent-style-name="Standard">
      <style:paragraph-properties fo:text-align="start" style:justify-single-word="false"/>
      <style:text-properties style:text-underline-style="none" fo:font-weight="bold" officeooo:rsid="002293d8" officeooo:paragraph-rsid="002293d8" style:font-weight-asian="bold" style:font-weight-complex="bold"/>
    </style:style>
    <style:style style:name="P17" style:family="paragraph" style:parent-style-name="Standard">
      <style:paragraph-properties fo:text-align="start" style:justify-single-word="false"/>
      <style:text-properties style:text-underline-style="none" fo:font-weight="bold" officeooo:rsid="00236107" officeooo:paragraph-rsid="00236107" style:font-weight-asian="bold" style:font-weight-complex="bold"/>
    </style:style>
    <style:style style:name="P18" style:family="paragraph" style:parent-style-name="Standard">
      <style:paragraph-properties fo:text-align="start" style:justify-single-word="false"/>
      <style:text-properties style:text-underline-style="none" officeooo:rsid="00204729" officeooo:paragraph-rsid="00204729"/>
    </style:style>
    <style:style style:name="P19" style:family="paragraph" style:parent-style-name="Standard">
      <style:paragraph-properties fo:text-align="start" style:justify-single-word="false"/>
      <style:text-properties style:text-underline-style="none" fo:font-weight="normal" officeooo:rsid="002180bd" officeooo:paragraph-rsid="002180bd" style:font-weight-asian="normal" style:font-weight-complex="normal"/>
    </style:style>
    <style:style style:name="P20" style:family="paragraph" style:parent-style-name="Standard">
      <style:paragraph-properties fo:text-align="start" style:justify-single-word="false"/>
      <style:text-properties style:text-underline-style="none" officeooo:rsid="0020e088" officeooo:paragraph-rsid="0020e088"/>
    </style:style>
    <style:style style:name="P21" style:family="paragraph" style:parent-style-name="Standard">
      <style:paragraph-properties fo:text-align="start" style:justify-single-word="false"/>
      <style:text-properties style:text-underline-style="none" officeooo:rsid="0020e088" officeooo:paragraph-rsid="002180bd"/>
    </style:style>
    <style:style style:name="P22" style:family="paragraph" style:parent-style-name="Standard">
      <style:paragraph-properties fo:text-align="start" style:justify-single-word="false"/>
      <style:text-properties style:text-underline-style="none" officeooo:rsid="002293d8" officeooo:paragraph-rsid="002293d8"/>
    </style:style>
    <style:style style:name="P23" style:family="paragraph" style:parent-style-name="Standard">
      <style:paragraph-properties fo:text-align="start" style:justify-single-word="false"/>
      <style:text-properties style:text-underline-style="none" officeooo:rsid="00236107" officeooo:paragraph-rsid="00236107"/>
    </style:style>
    <style:style style:name="P24" style:family="paragraph" style:parent-style-name="Standard">
      <style:paragraph-properties fo:text-align="start" style:justify-single-word="false"/>
      <style:text-properties style:text-underline-style="none" officeooo:rsid="0024bb65" officeooo:paragraph-rsid="0024bb65"/>
    </style:style>
    <style:style style:name="P2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e2fe2"/>
    </style:style>
    <style:style style:name="T2" style:family="text">
      <style:text-properties style:text-underline-style="none"/>
    </style:style>
    <style:style style:name="T3" style:family="text">
      <style:text-properties style:text-underline-style="none" officeooo:rsid="001e3abb"/>
    </style:style>
    <style:style style:name="T4" style:family="text">
      <style:text-properties style:text-underline-style="none" fo:font-weight="normal" officeooo:rsid="001f4e2d" style:font-weight-asian="normal" style:font-weight-complex="normal"/>
    </style:style>
    <style:style style:name="T5" style:family="text">
      <style:text-properties style:text-underline-style="none" fo:font-weight="normal" officeooo:rsid="00204729" style:font-weight-asian="normal" style:font-weight-complex="normal"/>
    </style:style>
    <style:style style:name="T6" style:family="text">
      <style:text-properties style:text-underline-style="none" officeooo:rsid="00204729"/>
    </style:style>
    <style:style style:name="T7" style:family="text">
      <style:text-properties style:text-underline-style="none" officeooo:rsid="0024bb65"/>
    </style:style>
    <style:style style:name="T8" style:family="text">
      <style:text-properties fo:font-weight="normal" style:font-weight-asian="normal" style:font-weight-complex="normal"/>
    </style:style>
    <style:style style:name="T9" style:family="text">
      <style:text-properties fo:font-weight="normal" officeooo:rsid="0020e088" style:font-weight-asian="normal" style:font-weight-complex="normal"/>
    </style:style>
    <style:style style:name="T10" style:family="text">
      <style:text-properties fo:font-weight="normal" officeooo:rsid="002180bd" style:font-weight-asian="normal" style:font-weight-complex="normal"/>
    </style:style>
    <style:style style:name="T11" style:family="text">
      <style:text-properties fo:font-weight="normal" officeooo:rsid="00236107" style:font-weight-asian="normal" style:font-weight-complex="normal"/>
    </style:style>
    <style:style style:name="T12" style:family="text">
      <style:text-properties fo:font-weight="normal" officeooo:rsid="002632b7" style:font-weight-asian="normal" style:font-weight-complex="normal"/>
    </style:style>
    <style:style style:name="T13" style:family="text">
      <style:text-properties style:font-name="Liberation Sans Narrow" fo:font-size="10pt" style:text-underline-style="none" fo:font-weight="normal" officeooo:rsid="001f4e2d" style:font-size-asian="10pt" style:font-weight-asian="normal" style:font-size-complex="10pt" style:font-weight-complex="normal"/>
    </style:style>
    <style:style style:name="T14" style:family="text">
      <style:text-properties style:font-name="Liberation Serif" fo:font-size="12pt" style:text-underline-style="none" fo:font-weight="normal" officeooo:rsid="00204729" style:font-size-asian="12pt" style:font-weight-asian="normal" style:font-size-complex="12pt" style:font-weight-complex="normal"/>
    </style:style>
    <style:style style:name="T15" style:family="text">
      <style:text-properties fo:color="#21409a" style:font-name="DejaVu Sans Mono" fo:font-size="10pt" style:text-underline-style="none" fo:font-weight="normal" officeooo:rsid="001f4e2d" style:font-size-asian="10pt" style:font-weight-asian="normal" style:font-size-complex="10pt" style:font-weight-complex="normal"/>
    </style:style>
    <style:style style:name="T16" style:family="text">
      <style:text-properties officeooo:rsid="0020e088"/>
    </style:style>
    <style:style style:name="T17" style:family="text">
      <style:text-properties fo:font-weight="bold" style:font-weight-asian="bold" style:font-weight-complex="bold"/>
    </style:style>
    <style:style style:name="T1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1"><office:annotation><dc:creator>Unknown Author</dc:creator><dc:date>2019-05-28T15:45:57.048145326</dc:date><text:p text:style-name="P25"><text:span text:style-name="T18">Need to update this</text:span></text:p></office:annotation></text:p>
      <text:p text:style-name="P12">The purpose of this paper is to investigate <text:span text:style-name="T1">how different conditions and disease properties can affect large populations of people. Through the simulation of a disease outbreak it is possible to determine how different properties of different dieseases can affect large populations of people. </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2">Background</text:p>
      <text:p text:style-name="P3"><text:span text:style-name="T2"/></text:p>
      <text:p text:style-name="P5"><text:span text:style-name="T3">The purpose of this simulation is to examine the results of outbreaks of different diseases (with different </text:span><text:span text:style-name="T7">characteristics</text:span><text:span text:style-name="T3">) and how they behave with a specified sample population. The results of how the disease interacts with the population sample will </text:span><text:span text:style-name="T2">facilitate</text:span><text:span text:style-name="T3"> </text:span><text:span text:style-name="T2">extrapolatory </text:span><text:span text:style-name="T3">predictions on how similar diseases interact with larger populations. </text:span><text:span text:style-name="T2">In this section a basic background of the main functions and calculations used to generate the simulation data are provided </text:span><text:span text:style-name="T7">as well as a definition of the choice of parameters being investigated.</text:span></text:p>
      <text:p text:style-name="P3"><text:span text:style-name="T2"/></text:p>
      <text:p text:style-name="P7"><text:span text:style-name="T2">NumPy. </text:span><text:span text:style-name="T4">The python library NumPy (hereafter referred to as ‘np’) adds support for large multi-dimensional arrays and matrices </text:span><text:span text:style-name="T5">(1)</text:span><text:span text:style-name="T4">. The inclusion of this python library in the simulation allows us to run calculations for multi-dimensional arrays and values that are contained within them. The function </text:span><text:span text:style-name="T15">np.zeros(row,col)</text:span><text:span text:style-name="T13"> </text:span><text:span text:style-name="T14">returns a new array of the given shape filled with zeros and was used to define the barriers, infected, uninfected and immune ‘grid spaces’.</text:span></text:p>
      <text:p text:style-name="P4"><text:span text:style-name="T2"/></text:p>
      <text:p text:style-name="P6"><text:span text:style-name="T6">Random</text:span><text:span text:style-name="T2">. </text:span><text:span text:style-name="T5">The python module Random is used in the simulation to generate random integers to ‘randomly distribute’ the sample population to different index locations of the np multi-dimensional array.</text:span></text:p>
      <text:p text:style-name="P12"/>
      <text:p text:style-name="P14">Matplotlib. <text:span text:style-name="T8">This is another python library which enables the production of publication-quality figures in a variety of hardcopy formats and interactive environments (2). It is incorporated into the simulation to graphically represent and </text:span><text:span text:style-name="T9">allow visual inspection of the disease’s behaviour on</text:span><text:span text:style-name="T8"> the simulation’s population across ‘timesteps’ </text:span><text:span text:style-name="T9">as it spreads</text:span><text:span text:style-name="T8">.</text:span></text:p>
      <text:p text:style-name="P14"><text:span text:style-name="T8"/></text:p>
      <text:p text:style-name="P15">Sys. <text:span text:style-name="T8">This module provides access to variables used by the system interpreter (3). It is incorporated into the simulation to facilitate a parameter sweep; the effect of changing the characteristics of the disease.</text:span></text:p>
      <text:p text:style-name="P12"/>
      <text:p text:style-name="P22"><text:span text:style-name="T17">barrierdis(). </text:span><text:span text:style-name="T8">This is another crucial function that is utilised in the program. This function replaces a np array index with a 1 integer if it matches the user-specified barrier layout.</text:span><text:span text:style-name="T17"> </text:span><text:span text:style-name="T8">If this layout is not defined from a csv file it will default to replacing the outside rows and colums (surrounding the array) with 1s.</text:span></text:p>
      <text:p text:style-name="P22"><text:span text:style-name="T8"/></text:p>
      <text:p text:style-name="P23"><text:span text:style-name="T17">distribute().</text:span><text:span text:style-name="T8"> This function adds one to a random index for its specified np array. It will keep adding one until it matches the sample population’s size. If the x and y values match an index of the barrier np array that contains a 1, the function will generate a different random index.</text:span></text:p>
      <text:p text:style-name="P21"><text:soft-page-break/><text:span text:style-name="T17">movePeeps(). </text:span><text:span text:style-name="T8">This is the main function of the simulation that determines the behaviour of the sample population. </text:span><text:span text:style-name="T10">It runs either a von neumann or moore neighbour calculation to the current np array and ultimately creates a new one. </text:span></text:p>
      <text:p text:style-name="P21"><text:span text:style-name="T10">- The Moore calculation (based on the previous np array) will either add one or subtract one or do<text:line-break/> <text:s text:c="2"/>nothing to the separate x and y index values in the np array.</text:span></text:p>
      <text:p text:style-name="P21"><text:span text:style-name="T10">- The Von Neumann calculation (based on the previous np array) will have the same logic as the<text:line-break/> <text:s text:c="2"/>Moore calculation, except it will not add or subtract one to both the x and y value of the current</text:span></text:p>
      <text:p text:style-name="P21"><text:span text:style-name="T10"><text:s text:c="3"/>cell’s index. This means that it will not consider the cells diagonally of the current cell’s index.</text:span></text:p>
      <text:p text:style-name="P19">After this function runs, if it matches the index of the barrier np array (that contains a 1) it will recalculate the random integers until it no longer matches. This gives the barriers their ‘solid’ properties.</text:p>
      <text:p text:style-name="P20"><text:span text:style-name="T10"/></text:p>
      <text:p text:style-name="P24"><text:span text:style-name="T10">T</text:span><text:span text:style-name="T8">he user-defined parameters that are being investigated in this report are the probabilities of infection, recovery and death. These parameters have been chosen because they are similar to real life disease characteristics. For example, the common cold is more infectious than </text:span><text:span text:style-name="T12">leprosy and rabies is more fatal than chickenpox. </text:span></text:p>
      <text:p text:style-name="P20"><text:span text:style-name="T10"/></text:p>
      <text:p text:style-name="P22"><text:span text:style-name="T10">T</text:span><text:span text:style-name="T8">he characteristics of the disease are defined by the infect(), recover() and die() functions. </text:span></text:p>
      <text:p text:style-name="P20"><text:span text:style-name="T10"/></text:p>
      <text:p text:style-name="P16">infect()<text:span text:style-name="T8">. This function crossreferences the indexes of the diseased np array with the indexes of the uninfected np array. If both array’s indexes contain values greater than 0, a random float between 1 and 0 is generated </text:span><text:span text:style-name="T11">for each index</text:span><text:span text:style-name="T8">. If </text:span><text:span text:style-name="T11">this</text:span><text:span text:style-name="T8"> float is greater than the user-defined </text:span><text:span text:style-name="T11">chance</text:span><text:span text:style-name="T8"> of infection, </text:span><text:span text:style-name="T11">one will be subtracted from the uninfected np array while one is added to the infected np array at the specified index. </text:span></text:p>
      <text:p text:style-name="P16"><text:span text:style-name="T11"/></text:p>
      <text:p text:style-name="P17">recover(). <text:span text:style-name="T8">This function behaves the same way as infect() except in the opposite way. Specifically, if the random float (between 1 and 0) is greater than the user defined probability of recovery, the uninfected np array will add one to the current index and the infected np array will subtract one.</text:span></text:p>
      <text:p text:style-name="P20"><text:span text:style-name="T10"/></text:p>
      <text:p text:style-name="P23"><text:span text:style-name="T17">die().</text:span><text:span text:style-name="T8"> This function will generate a random float between 1 and 0 for every index in the infected np array that contains a value greater than 0. If this random float is greater than the user defined probability of death, one will be subtracted from the given index on the infected array. <text:s/></text:span></text:p>
      <text:p text:style-name="P13"/>
      <text:p text:style-name="P24">It should be noted that this is not a list of all of the functions and/or libraries that have been implemented in the simulation. They are however required to be defined in order for the methodology of this investigation to be sufficiently understood.</text:p>
      <text:p text:style-name="P24"/>
      <text:p text:style-name="P24"/>
      <text:p text:style-name="P9">Methodology</text:p>
      <text:p text:style-name="P10"><text:span text:style-name="T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8">Bibliography</text:p>
      <text:p text:style-name="P18">1. https://www.numpy.org/</text:p>
      <text:p text:style-name="P18">2. https://matplotlib.org/<text:line-break/><text:span text:style-name="T16">3. https://docs.python.org/2/library/sys.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nux Libertine Mono O" svg:font-family="'Linux Libertine Mono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8T15:10:48.103671821</meta:creation-date>
    <dc:date>2019-05-28T17:23:31.286367583</dc:date>
    <meta:editing-duration>PT2M40S</meta:editing-duration>
    <meta:editing-cycles>1</meta:editing-cycles>
    <meta:document-statistic meta:table-count="0" meta:image-count="0" meta:object-count="0" meta:page-count="3" meta:paragraph-count="26" meta:word-count="867" meta:character-count="5391" meta:non-whitespace-character-count="4533"/>
    <meta:generator>LibreOffice/6.0.7.3$Linux_X86_64 LibreOffice_project/00m0$Build-3</meta:generator>
  </office:meta>
</office:document-meta>
</file>